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oto Sans CJK SC Regular" fo:font-size="12pt" officeooo:rsid="001ef7cf" officeooo:paragraph-rsid="005068c9" style:font-name-asian="Noto Sans CJK SC Regular" style:font-size-asian="12pt" style:font-size-complex="12pt"/>
    </style:style>
    <style:style style:name="P2" style:family="paragraph" style:parent-style-name="Standard">
      <style:text-properties fo:color="#ff3333" style:font-name="Noto Sans CJK SC Regular" fo:font-size="12pt" officeooo:rsid="001ef7cf" officeooo:paragraph-rsid="001d7b25" style:font-name-asian="Noto Sans CJK SC Regular" style:font-size-asian="12pt" style:font-size-complex="12pt"/>
    </style:style>
    <style:style style:name="P3" style:family="paragraph" style:parent-style-name="Standard">
      <style:text-properties fo:color="#ff3333" style:font-name="Noto Sans CJK SC Regular" fo:font-size="12pt" fo:font-style="normal" fo:font-weight="normal" officeooo:paragraph-rsid="001d7b25" style:font-name-asian="Noto Sans CJK SC Regular" style:font-size-asian="12pt" style:font-size-complex="12pt"/>
    </style:style>
    <style:style style:name="P4" style:family="paragraph" style:parent-style-name="Standard">
      <style:text-properties fo:color="#ff3333" style:font-name="Noto Sans CJK SC Regular" fo:font-size="12pt" fo:font-style="normal" fo:font-weight="normal" officeooo:rsid="0043e83e" officeooo:paragraph-rsid="0055d453" style:font-name-asian="Noto Sans CJK SC Regular" style:font-size-asian="12pt" style:font-size-complex="12pt"/>
    </style:style>
    <style:style style:name="P5" style:family="paragraph" style:parent-style-name="Standard">
      <style:text-properties fo:color="#ff3333" style:font-name="Noto Sans CJK SC Regular" fo:font-size="12pt" fo:font-style="normal" fo:font-weight="normal" officeooo:paragraph-rsid="001db376" style:font-name-asian="Noto Sans CJK SC Regular" style:font-size-asian="12pt" style:font-size-complex="12pt"/>
    </style:style>
    <style:style style:name="P6" style:family="paragraph" style:parent-style-name="Standard">
      <style:text-properties fo:color="#ff3333" style:font-name="Noto Sans CJK SC Regular" fo:font-size="12pt" fo:font-style="normal" fo:font-weight="normal" officeooo:rsid="005506aa" officeooo:paragraph-rsid="001d7b25" fo:background-color="transparent" style:font-name-asian="Noto Sans CJK SC Regular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ff3333" style:font-name="Noto Sans CJK SC Regular" fo:font-size="12pt" fo:font-style="normal" officeooo:rsid="000bde1e" officeooo:paragraph-rsid="001d7b25" style:font-name-asian="Noto Sans CJK SC Regular" style:font-size-asian="12pt" style:font-style-asian="normal" style:font-size-complex="12pt" style:font-style-complex="normal"/>
    </style:style>
    <style:style style:name="P8" style:family="paragraph" style:parent-style-name="Standard">
      <style:text-properties fo:color="#ff3333" style:font-name="Noto Sans CJK SC Regular" fo:font-size="12pt" style:text-underline-style="none" fo:font-weight="normal" officeooo:paragraph-rsid="001d7b25" style:font-name-asian="Noto Sans CJK SC Regular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Noto Sans CJK SC Regular" fo:font-size="12pt" fo:font-style="normal" style:text-underline-style="none" fo:font-weight="normal" officeooo:rsid="000bde1e" officeooo:paragraph-rsid="001d7b25" style:font-name-asian="Noto Sans CJK SC Regular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Noto Sans CJK SC Regular" fo:font-size="12pt" fo:font-style="normal" style:text-underline-style="none" fo:font-weight="normal" officeooo:rsid="000bde1e" officeooo:paragraph-rsid="0032c121" style:font-name-asian="Noto Sans CJK SC Regular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Noto Sans CJK SC Regular" fo:font-size="12pt" fo:font-style="normal" style:text-underline-style="none" fo:font-weight="normal" officeooo:rsid="000bde1e" officeooo:paragraph-rsid="0047def2" style:font-name-asian="Noto Sans CJK SC Regular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Noto Sans CJK SC Regular" fo:font-size="12pt" fo:font-style="normal" style:text-underline-style="none" fo:font-weight="normal" officeooo:rsid="0035ace6" officeooo:paragraph-rsid="0035ace6" style:font-name-asian="Noto Sans CJK SC Regular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Noto Sans CJK SC Regular" fo:font-size="12pt" fo:font-style="normal" style:text-underline-style="none" fo:font-weight="normal" officeooo:rsid="003b028b" officeooo:paragraph-rsid="003b028b" style:font-name-asian="Noto Sans CJK SC Regular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000000" style:font-name="Noto Sans CJK SC Regular" fo:font-size="12pt" fo:font-style="normal" fo:font-weight="normal" officeooo:rsid="005506aa" officeooo:paragraph-rsid="001d7b25" fo:background-color="transparent" style:font-name-asian="Noto Sans CJK SC Regular" style:font-size-asian="12pt" style:font-size-complex="12pt"/>
    </style:style>
    <style:style style:name="P15" style:family="paragraph" style:parent-style-name="Standard">
      <style:text-properties fo:color="#000000" style:font-name="Noto Sans CJK SC Regular" fo:font-size="12pt" fo:font-style="normal" fo:font-weight="normal" officeooo:rsid="005506aa" officeooo:paragraph-rsid="002641c7" fo:background-color="transparent" style:font-name-asian="Noto Sans CJK SC Regular" style:font-size-asian="12pt" style:font-size-complex="12pt"/>
    </style:style>
    <style:style style:name="P16" style:family="paragraph" style:parent-style-name="Standard">
      <style:text-properties fo:color="#000000" style:font-name="Noto Sans CJK SC Regular" fo:font-size="12pt" fo:font-style="normal" fo:font-weight="normal" officeooo:paragraph-rsid="001d7b25" fo:background-color="transparent" style:font-name-asian="Noto Sans CJK SC Regular" style:font-size-asian="12pt" style:font-size-complex="12pt"/>
    </style:style>
    <style:style style:name="P17" style:family="paragraph" style:parent-style-name="Standard">
      <style:text-properties fo:color="#000000" style:font-name="Noto Sans CJK SC Regular" fo:font-size="12pt" fo:font-style="normal" fo:font-weight="normal" officeooo:rsid="005f9578" officeooo:paragraph-rsid="005f9578" style:font-name-asian="Noto Sans CJK SC Regular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style:font-name="Noto Sans CJK SC Regular" fo:font-size="12pt" fo:font-weight="normal" officeooo:paragraph-rsid="001d7b25" style:font-name-asian="Noto Sans CJK SC Regular"/>
    </style:style>
    <style:style style:name="P19" style:family="paragraph" style:parent-style-name="Standard">
      <style:text-properties fo:color="#000000" style:font-name="Noto Sans CJK SC Regular" fo:font-size="12pt" officeooo:rsid="002641c7" officeooo:paragraph-rsid="0027c394" fo:background-color="transparent" style:font-name-asian="Noto Sans CJK SC Regular" style:font-size-asian="12pt" style:font-size-complex="12pt"/>
    </style:style>
    <style:style style:name="P20" style:family="paragraph" style:parent-style-name="Standard">
      <style:text-properties fo:color="#000000" style:font-name="Noto Sans CJK SC Regular" fo:font-size="12pt" officeooo:rsid="002641c7" officeooo:paragraph-rsid="002641c7" fo:background-color="transparent" style:font-name-asian="Noto Sans CJK SC Regular" style:font-size-asian="12pt" style:font-size-complex="12pt"/>
    </style:style>
    <style:style style:name="P21" style:family="paragraph" style:parent-style-name="Standard">
      <style:text-properties fo:color="#000000" style:font-name="Noto Sans CJK SC Regular" fo:font-size="12pt" officeooo:rsid="00533020" officeooo:paragraph-rsid="00533020" fo:background-color="transparent" style:font-name-asian="Noto Sans CJK SC Regular" style:font-size-asian="12pt" style:font-size-complex="12pt"/>
    </style:style>
    <style:style style:name="P22" style:family="paragraph" style:parent-style-name="Standard">
      <style:text-properties style:font-name="Noto Sans CJK SC Regular" fo:font-size="12pt" officeooo:rsid="001ef7cf" officeooo:paragraph-rsid="001d7b25" style:font-name-asian="Noto Sans CJK SC Regular" style:font-size-asian="12pt" style:font-size-complex="12pt"/>
    </style:style>
    <style:style style:name="P23" style:family="paragraph" style:parent-style-name="Standard">
      <style:text-properties style:font-name="Noto Sans CJK SC Regular" fo:font-size="12pt" officeooo:rsid="003f0799" officeooo:paragraph-rsid="001d7b25" style:font-name-asian="Noto Sans CJK SC Regular" style:font-size-asian="12pt" style:font-size-complex="12pt"/>
    </style:style>
    <style:style style:name="P24" style:family="paragraph" style:parent-style-name="Standard">
      <style:text-properties style:font-name="Noto Sans CJK SC Regular" fo:font-size="12pt" officeooo:rsid="005d63c8" officeooo:paragraph-rsid="005d63c8" style:font-name-asian="Noto Sans CJK SC Regular" style:font-size-asian="12pt" style:font-size-complex="12pt"/>
    </style:style>
    <style:style style:name="P25" style:family="paragraph" style:parent-style-name="Standard">
      <style:text-properties officeooo:paragraph-rsid="001d7b25"/>
    </style:style>
    <style:style style:name="P26" style:family="paragraph" style:parent-style-name="Standard">
      <style:text-properties style:use-window-font-color="true" style:font-name="Noto Sans CJK SC Regular" fo:font-size="12pt" officeooo:rsid="001ef7cf" officeooo:paragraph-rsid="001d7b25" style:font-name-asian="Noto Sans CJK SC Regular" style:font-size-asian="12pt" style:font-size-complex="12pt"/>
    </style:style>
    <style:style style:name="P27" style:family="paragraph" style:parent-style-name="Standard">
      <style:text-properties style:use-window-font-color="true" style:font-name="Noto Sans CJK SC Regular" fo:font-size="12pt" officeooo:paragraph-rsid="001d7b25" style:font-name-asian="Noto Sans CJK SC Regular" style:font-size-asian="12pt" style:font-size-complex="12pt"/>
    </style:style>
    <style:style style:name="P28" style:family="paragraph" style:parent-style-name="Standard">
      <style:text-properties style:use-window-font-color="true" style:font-name="Noto Sans CJK SC Regular" fo:font-size="12pt" fo:font-style="normal" fo:font-weight="normal" officeooo:rsid="001ef7cf" officeooo:paragraph-rsid="001db376" style:font-name-asian="Noto Sans CJK SC Regular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officeooo:paragraph-rsid="001d7b25"/>
    </style:style>
    <style:style style:name="P30" style:family="paragraph" style:parent-style-name="Standard">
      <style:paragraph-properties fo:text-align="start" style:justify-single-word="false"/>
      <style:text-properties fo:color="#000000" style:font-name="Noto Sans CJK SC Regular" fo:font-size="12pt" fo:font-style="normal" style:text-underline-style="none" fo:font-weight="normal" officeooo:rsid="000bde1e" officeooo:paragraph-rsid="00612271" style:font-name-asian="Noto Sans CJK SC Regular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Noto Sans CJK SC Regular" fo:font-size="12pt" fo:font-style="normal" style:text-underline-style="none" fo:font-weight="normal" officeooo:rsid="000bde1e" officeooo:paragraph-rsid="0047def2" style:font-name-asian="Noto Sans CJK SC Regular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Noto Sans CJK SC Regular" fo:font-size="12pt" fo:font-style="normal" style:text-underline-style="none" fo:font-weight="normal" officeooo:rsid="00612271" officeooo:paragraph-rsid="00612271" style:font-name-asian="Noto Sans CJK SC Regular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Noto Sans CJK SC Regular" fo:font-size="12pt" fo:font-style="normal" style:text-underline-style="none" fo:font-weight="normal" officeooo:rsid="00612271" officeooo:paragraph-rsid="00615a6d" style:font-name-asian="Noto Sans CJK SC Regular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Noto Sans CJK SC Regular" fo:font-size="12pt" fo:font-style="normal" style:text-underline-style="none" fo:font-weight="normal" officeooo:rsid="00648e22" officeooo:paragraph-rsid="00648e22" style:font-name-asian="Noto Sans CJK SC Regular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color="#000000" style:font-name="Noto Sans CJK SC Regular" fo:font-size="12pt" fo:font-style="normal" fo:font-weight="normal" officeooo:rsid="001ef7cf" officeooo:paragraph-rsid="0055d453" fo:background-color="transparent" style:font-name-asian="Noto Sans CJK SC Regular" style:font-size-asian="12pt" style:font-size-complex="12pt"/>
    </style:style>
    <style:style style:name="P36" style:family="paragraph" style:parent-style-name="Standard">
      <style:paragraph-properties style:line-height-at-least="0.198in"/>
      <style:text-properties fo:color="#000000" style:font-name="Noto Sans CJK SC Regular" fo:font-size="12pt" fo:font-weight="normal" fo:background-color="transparent" style:font-name-asian="Noto Sans CJK SC Regular" style:font-size-asian="12pt" style:font-size-complex="12pt"/>
    </style:style>
    <style:style style:name="P37" style:family="paragraph" style:parent-style-name="Standard">
      <style:paragraph-properties style:line-height-at-least="0.198in"/>
      <style:text-properties fo:color="#000000" style:font-name="Noto Sans CJK SC Regular" fo:font-size="12pt" fo:font-weight="normal" officeooo:rsid="003e623c" officeooo:paragraph-rsid="003e623c" fo:background-color="transparent" style:font-name-asian="Noto Sans CJK SC Regular" style:font-size-asian="12pt" style:font-size-complex="12pt"/>
    </style:style>
    <style:style style:name="P38" style:family="paragraph" style:parent-style-name="Standard">
      <style:text-properties fo:color="#000000" style:font-name="Droid Sans Mono" fo:font-size="12pt" fo:font-weight="normal" officeooo:rsid="004cfd96" officeooo:paragraph-rsid="004cfd96" fo:background-color="transparent" style:font-name-asian="Noto Sans CJK SC Regular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color="#ff3333" style:font-name="Noto Sans CJK SC Regular" fo:font-size="12pt" fo:font-style="normal" style:text-underline-style="none" fo:font-weight="normal" officeooo:rsid="00612271" officeooo:paragraph-rsid="00612271" style:font-name-asian="Noto Sans CJK SC Regular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use-window-font-color="true" style:font-name="Noto Sans CJK SC Regular" fo:font-size="12pt" style:font-name-asian="Noto Sans CJK SC Regular" style:font-size-asian="12pt" style:font-size-complex="12pt"/>
    </style:style>
    <style:style style:name="T1" style:family="text">
      <style:text-properties fo:font-style="normal" fo:font-weight="normal" officeooo:rsid="005506aa"/>
    </style:style>
    <style:style style:name="T2" style:family="text">
      <style:text-properties fo:font-style="normal" fo:font-weight="normal" officeooo:rsid="0027c394"/>
    </style:style>
    <style:style style:name="T3" style:family="text">
      <style:text-properties fo:color="#000000" style:font-name="Noto Sans CJK SC Regular" fo:font-size="12pt" fo:font-style="normal" style:text-underline-style="none" fo:font-weight="normal" officeooo:rsid="000bde1e" style:font-name-asian="Noto Sans CJK SC Regular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style:font-name="Noto Sans CJK SC Regular" fo:font-weight="normal" officeooo:rsid="00194e7b" style:font-name-asian="Noto Sans CJK SC Regular"/>
    </style:style>
    <style:style style:name="T5" style:family="text">
      <style:text-properties fo:color="#000000" style:font-name="Noto Sans CJK SC Regular" fo:font-weight="normal" officeooo:rsid="00137825" style:font-name-asian="Noto Sans CJK SC Regular"/>
    </style:style>
    <style:style style:name="T6" style:family="text">
      <style:text-properties fo:color="#000000" style:font-name="Noto Sans CJK SC Regular" fo:font-weight="normal" officeooo:rsid="0015e6d8" style:font-name-asian="Noto Sans CJK SC Regular"/>
    </style:style>
    <style:style style:name="T7" style:family="text">
      <style:text-properties fo:color="#000000" style:font-name="Noto Sans CJK SC Regular" fo:font-style="normal" style:text-underline-style="none" fo:font-weight="normal" officeooo:rsid="000bde1e" style:font-name-asian="Noto Sans CJK SC Regular" style:font-style-asian="normal" style:font-weight-asian="normal" style:font-style-complex="normal" style:font-weight-complex="normal"/>
    </style:style>
    <style:style style:name="T8" style:family="text">
      <style:text-properties style:font-name="Noto Sans CJK SC Regular"/>
    </style:style>
    <style:style style:name="T9" style:family="text">
      <style:text-properties style:font-name="Noto Sans CJK SC Regular" style:font-name-asian="Noto Sans CJK SC Regular"/>
    </style:style>
    <style:style style:name="T10" style:family="text">
      <style:text-properties style:font-name="Noto Sans CJK SC Regular" officeooo:rsid="00194e7b" style:font-name-asian="Noto Sans CJK SC Regular"/>
    </style:style>
    <style:style style:name="T11" style:family="text">
      <style:text-properties style:font-name="Noto Sans CJK SC Regular" fo:font-size="12pt" fo:font-style="normal" fo:font-weight="normal" style:font-name-asian="Noto Sans CJK SC Regular" style:font-size-asian="12pt" style:font-size-complex="12pt"/>
    </style:style>
    <style:style style:name="T12" style:family="text">
      <style:text-properties style:font-name="Noto Sans CJK SC Regular" fo:font-size="12pt" fo:font-style="normal" fo:font-weight="normal" officeooo:rsid="00137825" style:font-name-asian="Noto Sans CJK SC Regular" style:font-size-asian="12pt" style:font-size-complex="12pt"/>
    </style:style>
    <style:style style:name="T13" style:family="text">
      <style:text-properties style:font-name="Noto Sans CJK SC Regular" fo:font-size="12pt" fo:font-style="normal" fo:font-weight="normal" officeooo:rsid="0015e6d8" style:font-name-asian="Noto Sans CJK SC Regular" style:font-size-asian="12pt" style:font-size-complex="12pt"/>
    </style:style>
    <style:style style:name="T14" style:family="text">
      <style:text-properties style:font-name="Noto Sans CJK SC Regular" fo:font-size="12pt" fo:font-style="normal" fo:font-weight="normal" officeooo:rsid="00486229" style:font-name-asian="Noto Sans CJK SC Regular" style:font-size-asian="12pt" style:font-size-complex="12pt"/>
    </style:style>
    <style:style style:name="T15" style:family="text">
      <style:text-properties style:font-name="Noto Sans CJK SC Regular" fo:font-size="12pt" fo:font-style="normal" fo:font-weight="normal" officeooo:rsid="00194e7b" style:font-name-asian="Noto Sans CJK SC Regular" style:font-size-asian="12pt" style:font-size-complex="12pt"/>
    </style:style>
    <style:style style:name="T16" style:family="text">
      <style:text-properties style:font-name="Noto Sans CJK SC Regular" fo:font-size="12pt" style:font-size-asian="12pt" style:font-size-complex="12pt"/>
    </style:style>
    <style:style style:name="T17" style:family="text">
      <style:text-properties style:font-name="Noto Sans CJK SC Regular" fo:font-size="12pt" officeooo:rsid="00415779" style:font-size-asian="12pt" style:font-size-complex="12pt"/>
    </style:style>
    <style:style style:name="T18" style:family="text">
      <style:text-properties style:font-name="Noto Sans CJK SC Regular" fo:font-size="10.5pt" officeooo:rsid="002ba97d" fo:background-color="transparent" loext:char-shading-value="0" style:font-name-asian="Noto Sans CJK SC Regular"/>
    </style:style>
    <style:style style:name="T19" style:family="text">
      <style:text-properties style:font-name="Noto Sans CJK SC Regular" fo:font-size="10.5pt" officeooo:rsid="0032c121" fo:background-color="transparent" loext:char-shading-value="0" style:font-name-asian="Noto Sans CJK SC Regular"/>
    </style:style>
    <style:style style:name="T20" style:family="text">
      <style:text-properties style:font-name="Noto Sans CJK SC Regular" fo:font-size="10.5pt" officeooo:rsid="0047def2" fo:background-color="transparent" loext:char-shading-value="0" style:font-name-asian="Noto Sans CJK SC Regular"/>
    </style:style>
    <style:style style:name="T21" style:family="text">
      <style:text-properties style:font-name="Noto Sans CJK SC Regular" fo:font-size="10.5pt" officeooo:rsid="00612271" fo:background-color="transparent" loext:char-shading-value="0" style:font-name-asian="Noto Sans CJK SC Regular"/>
    </style:style>
    <style:style style:name="T22" style:family="text">
      <style:text-properties style:font-name="Noto Sans CJK SC Regular" fo:font-size="10.5pt" fo:font-style="normal" style:text-underline-style="none" officeooo:rsid="002ba97d" fo:background-color="transparent" loext:char-shading-value="0" style:font-name-asian="Noto Sans CJK SC Regular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Noto Sans CJK SC Regular" officeooo:rsid="00415779"/>
    </style:style>
    <style:style style:name="T24" style:family="text">
      <style:text-properties style:font-name="Noto Sans CJK SC Regular" fo:font-style="normal" fo:font-weight="normal" style:font-name-asian="Noto Sans CJK SC Regular"/>
    </style:style>
    <style:style style:name="T25" style:family="text">
      <style:text-properties style:font-name="Noto Sans CJK SC Regular" fo:font-style="normal" fo:font-weight="normal" officeooo:rsid="00137825" style:font-name-asian="Noto Sans CJK SC Regular"/>
    </style:style>
    <style:style style:name="T26" style:family="text">
      <style:text-properties style:font-name="Noto Sans CJK SC Regular" fo:font-style="normal" fo:font-weight="normal" officeooo:rsid="0015e6d8" style:font-name-asian="Noto Sans CJK SC Regular"/>
    </style:style>
    <style:style style:name="T27" style:family="text">
      <style:text-properties style:font-name="Noto Sans CJK SC Regular" fo:font-style="normal" fo:font-weight="normal" officeooo:rsid="00486229" style:font-name-asian="Noto Sans CJK SC Regular"/>
    </style:style>
    <style:style style:name="T28" style:family="text">
      <style:text-properties style:font-name="Noto Sans CJK SC Regular" fo:font-style="normal" fo:font-weight="normal" officeooo:rsid="00194e7b" style:font-name-asian="Noto Sans CJK SC Regular"/>
    </style:style>
    <style:style style:name="T29" style:family="text">
      <style:text-properties style:font-name="Noto Sans CJK SC Regular" fo:font-style="normal" style:text-underline-style="none" officeooo:rsid="002ba97d" fo:background-color="transparent" loext:char-shading-value="0" style:font-name-asian="Noto Sans CJK SC Regular" style:font-style-asian="normal" style:font-weight-asian="normal" style:font-style-complex="normal" style:font-weight-complex="normal"/>
    </style:style>
    <style:style style:name="T30" style:family="text">
      <style:text-properties style:font-name="Noto Sans CJK SC Regular" fo:font-style="normal" style:text-underline-style="none" officeooo:rsid="002ba97d" fo:background-color="transparent" loext:char-shading-value="0" style:font-name-asian="Noto Sans CJK SC Regular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Noto Sans CJK SC Regular" officeooo:rsid="002ba97d" fo:background-color="transparent" loext:char-shading-value="0" style:font-name-asian="Noto Sans CJK SC Regular"/>
    </style:style>
    <style:style style:name="T32" style:family="text">
      <style:text-properties style:font-name="Noto Sans CJK SC Regular" officeooo:rsid="0032c121" fo:background-color="transparent" loext:char-shading-value="0" style:font-name-asian="Noto Sans CJK SC Regular"/>
    </style:style>
    <style:style style:name="T33" style:family="text">
      <style:text-properties style:font-name="Noto Sans CJK SC Regular" officeooo:rsid="0047def2" fo:background-color="transparent" loext:char-shading-value="0" style:font-name-asian="Noto Sans CJK SC Regular"/>
    </style:style>
    <style:style style:name="T34" style:family="text">
      <style:text-properties officeooo:rsid="0055e014"/>
    </style:style>
    <style:style style:name="T35" style:family="text">
      <style:text-properties style:use-window-font-color="true" style:font-name="Noto Sans CJK SC Regular" fo:font-size="10.5pt" officeooo:rsid="002ba97d" fo:background-color="transparent" loext:char-shading-value="0" style:font-name-asian="Noto Sans CJK SC Regular"/>
    </style:style>
    <style:style style:name="T36" style:family="text">
      <style:text-properties style:use-window-font-color="true" style:font-name="Noto Sans CJK SC Regular" officeooo:rsid="002ba97d" fo:background-color="transparent" loext:char-shading-value="0" style:font-name-asian="Noto Sans CJK SC Regular"/>
    </style:style>
    <style:style style:name="T37" style:family="text">
      <style:text-properties officeooo:rsid="001ef7cf"/>
    </style:style>
    <style:style style:name="T38" style:family="text">
      <style:text-properties officeooo:rsid="001ef7cf" fo:background-color="transparent" loext:char-shading-value="0"/>
    </style:style>
    <style:style style:name="T39" style:family="text">
      <style:text-properties fo:font-weight="normal" fo:background-color="transparent" loext:char-shading-value="0"/>
    </style:style>
    <style:style style:name="T40" style:family="text">
      <style:text-properties officeooo:rsid="0029c1a5"/>
    </style:style>
    <style:style style:name="T41" style:family="text">
      <style:text-properties fo:color="#ff3333" style:font-name="Noto Sans CJK SC Regular" officeooo:rsid="00194e7b" fo:background-color="transparent" loext:char-shading-value="0" style:font-name-asian="Noto Sans CJK SC Regular"/>
    </style:style>
    <style:style style:name="T42" style:family="text">
      <style:text-properties fo:color="#ff3333" style:font-name="Noto Sans CJK SC Regular" officeooo:rsid="002ba97d" fo:background-color="transparent" loext:char-shading-value="0" style:font-name-asian="Noto Sans CJK SC Regular"/>
    </style:style>
    <style:style style:name="T43" style:family="text">
      <style:text-properties fo:color="#ff3333" style:font-name="Noto Sans CJK SC Regular" officeooo:rsid="0047def2" fo:background-color="transparent" loext:char-shading-value="0" style:font-name-asian="Noto Sans CJK SC Regular"/>
    </style:style>
    <style:style style:name="T44" style:family="text">
      <style:text-properties fo:color="#ff3333" style:font-name="Noto Sans CJK SC Regular" officeooo:rsid="004a0644" fo:background-color="transparent" loext:char-shading-value="0" style:font-name-asian="Noto Sans CJK SC Regular"/>
    </style:style>
    <style:style style:name="T45" style:family="text">
      <style:text-properties fo:color="#ff3333" style:font-name="Noto Sans CJK SC Regular" officeooo:rsid="00612271" fo:background-color="transparent" loext:char-shading-value="0" style:font-name-asian="Noto Sans CJK SC Regular"/>
    </style:style>
    <style:style style:name="T46" style:family="text">
      <style:text-properties fo:color="#ff3333" style:font-name="Noto Sans CJK SC Regular" fo:font-size="10.5pt" officeooo:rsid="002ba97d" fo:background-color="transparent" loext:char-shading-value="0" style:font-name-asian="Noto Sans CJK SC Regular"/>
    </style:style>
    <style:style style:name="T47" style:family="text">
      <style:text-properties fo:color="#ff3333" style:font-name="Noto Sans CJK SC Regular" fo:font-size="10.5pt" officeooo:rsid="0047def2" fo:background-color="transparent" loext:char-shading-value="0" style:font-name-asian="Noto Sans CJK SC Regular"/>
    </style:style>
    <style:style style:name="T48" style:family="text">
      <style:text-properties fo:color="#ff3333" style:font-name="Noto Sans CJK SC Regular" fo:font-size="10.5pt" officeooo:rsid="004a0644" fo:background-color="transparent" loext:char-shading-value="0" style:font-name-asian="Noto Sans CJK SC Regular"/>
    </style:style>
    <style:style style:name="T49" style:family="text">
      <style:text-properties fo:color="#ff3333" style:font-name="Noto Sans CJK SC Regular" fo:font-size="10.5pt" officeooo:rsid="00612271" fo:background-color="transparent" loext:char-shading-value="0" style:font-name-asian="Noto Sans CJK SC Regular"/>
    </style:style>
    <style:style style:name="T50" style:family="text">
      <style:text-properties officeooo:rsid="0059f9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MakeLists.txt使用C++标准</text:p>
      <text:p text:style-name="P17">set(CMAKE_CXX_STANDARD 11)</text:p>
      <text:p text:style-name="P28"><text:bookmark-start text:name="__DdeLink__789_1554503224"/>add_definitions(-std=c++11)<text:bookmark-end text:name="__DdeLink__789_1554503224"/></text:p>
      <text:p text:style-name="P2">cmake添加opencv及boost依赖</text:p>
      <text:p text:style-name="P22">find_package(OpenCV REQUIRED)</text:p>
      <text:p text:style-name="P40">find_package(Boost REQUIRED)</text:p>
      <text:p text:style-name="P22">include_directories(</text:p>
      <text:p text:style-name="P22"><text:s text:c="2"/><text:tab/>${OpenCV_INCLUDE_DIRS}</text:p>
      <text:p text:style-name="P23"><text:tab/>${Boost_INCLUDE_DIRS}</text:p>
      <text:p text:style-name="P22">)</text:p>
      <text:p text:style-name="P1"><text:span text:style-name="Source_20_Text"><text:span text:style-name="T8">link_directories(</text:span></text:span></text:p>
      <text:p text:style-name="P1"><text:span text:style-name="Source_20_Text"><text:span text:style-name="T8"><text:tab/>${Boost_LIBRARY_DIRS}</text:span></text:span></text:p>
      <text:p text:style-name="P1"><text:span text:style-name="Source_20_Text"><text:span text:style-name="T8"><text:tab/>${</text:span></text:span><text:span text:style-name="Source_20_Text"><text:span text:style-name="T9">OpenCV</text:span></text:span><text:span text:style-name="Source_20_Text"><text:span text:style-name="T8">_LIBRARY_DIRS}</text:span></text:span></text:p>
      <text:p text:style-name="P1"><text:span text:style-name="Source_20_Text"><text:span text:style-name="T8">)</text:span></text:span></text:p>
      <text:p text:style-name="P22">target_link_libraries(exe</text:p>
      <text:p text:style-name="P26"><text:tab/>${OpenCV_LIBS}</text:p>
      <text:p text:style-name="P27"><text:span text:style-name="T37"><text:s/></text:span><text:span text:style-name="T38"><text:tab/></text:span><text:span text:style-name="T39">${Boost_LIBS}</text:span></text:p>
      <text:p text:style-name="P22">)</text:p>
      <text:p text:style-name="P22">注意：</text:p>
      <text:p text:style-name="P22">若Linux已经安装过opencv，但是c<text:span text:style-name="T50">ma</text:span>ke提示找不到opencv，则需要添加：</text:p>
      <text:p text:style-name="P24">set(OpenCV_FOUND TRUE)</text:p>
      <text:p text:style-name="P24">set(OpenCV_DIR <text:s/>/home/tangshuaishuai/opencv-3.1.0/build)</text:p>
      <text:p text:style-name="P4">cmake信息输出</text:p>
      <text:p text:style-name="P35"><text:bookmark-start text:name="__DdeLink__787_1554503224"/>message(STATUS "version: ${OpenCV_VERSION}")<text:bookmark-end text:name="__DdeLink__787_1554503224"/></text:p>
      <text:p text:style-name="P38">只要find_package能够找到库，那一定会产生如下几个变量：</text:p>
      <text:p text:style-name="P38"><text:s text:c="4"/>PCL_INCLUDE_DIRS：存储的是PCL库所有的头文件所在的目录</text:p>
      <text:p text:style-name="P38"><text:s text:c="4"/>PCL_LIBRARY_DIRS：<text:tab/>存储的是PCL库所有的库文件（共享库或者静态库或者源文件）所<text:tab/><text:tab/><text:tab/><text:tab/><text:tab/><text:tab/>在的目录</text:p>
      <text:p text:style-name="P38"><text:s text:c="4"/>PCL_LIBRARIES：<text:tab/><text:tab/>存储的是PCL库每个库文件（即共享库或者静态库或者源文件）的<text:tab/><text:tab/><text:tab/><text:tab/><text:tab/><text:tab/>详细位置（包括文件名）</text:p>
      <text:p text:style-name="P38"><text:s text:c="4"/>PCL_FOUND：<text:tab/><text:tab/>存储是否找到了这个PCK库</text:p>
      <text:p text:style-name="P38"><text:s text:c="4"/>PCL_DEFINITIONS：</text:p>
      <text:p text:style-name="P3">cmake对于多个cpp源文件<text:span text:style-name="T34">，</text:span>同一目录<text:span text:style-name="T40">(两种方式)</text:span></text:p>
      <text:p text:style-name="P14"><text:tab/># 查找当前目录下的所有源文件</text:p>
      <text:p text:style-name="P14"><text:tab/># 并将名称保存到 DIR_SRCS 变量</text:p>
      <text:p text:style-name="P14"><text:tab/><text:bookmark-start text:name="__DdeLink__783_1554503224"/>aux_source_directory(. DIR_SRCS)<text:bookmark-end text:name="__DdeLink__783_1554503224"/></text:p>
      <text:p text:style-name="P14"><text:tab/># 指定生成目标</text:p>
      <text:p text:style-name="P14"><text:tab/>add_executable(Demo <text:bookmark-start text:name="__DdeLink__785_1554503224"/>${DIR_SRCS}<text:bookmark-end text:name="__DdeLink__785_1554503224"/>)</text:p>
      <text:p text:style-name="P15"><text:tab/>/******************************************/</text:p>
      <text:p text:style-name="P20"><text:span text:style-name="T1"><text:tab/></text:span><text:span text:style-name="T2">SET(SRC_LIST 1.C 2.C 3.C)</text:span></text:p>
      <text:p text:style-name="P19"><text:span text:style-name="T2"><text:tab/></text:span><text:span text:style-name="T1">add_executable(Demo ${</text:span><text:span text:style-name="T2">SRC_LIST</text:span><text:span text:style-name="T1">})</text:span></text:p>
      <text:p text:style-name="P21"><text:soft-page-break/><text:tab/>add_executable(${PROJECT_NAME} ${DIR_SRCS})</text:p>
      <text:p text:style-name="P6">cmake对于多个cpp源文件，同一目录</text:p>
      <text:p text:style-name="P16"/>
      <text:p text:style-name="P3">OpenCV图像像素遍历</text:p>
      <text:p text:style-name="P25"><text:span text:style-name="Source_20_Text"><text:span text:style-name="T12"><text:tab/>unsigned char </text:span></text:span><text:span text:style-name="Source_20_Text"><text:span text:style-name="T13">B</text:span></text:span><text:span text:style-name="Source_20_Text"><text:span text:style-name="T11"> = image.ptr&lt;Vec3b&gt;(i)[j][0];<text:tab/><text:tab/><text:tab/></text:span></text:span><text:span text:style-name="Source_20_Text"><text:span text:style-name="T14">#指针方式，速度最快</text:span></text:span></text:p>
      <text:p text:style-name="P25"><text:span text:style-name="Source_20_Text"><text:span text:style-name="T11"><text:tab/></text:span></text:span><text:span text:style-name="Source_20_Text"><text:span text:style-name="T12">unsigned char </text:span></text:span><text:span text:style-name="Source_20_Text"><text:span text:style-name="T13">B</text:span></text:span><text:span text:style-name="Source_20_Text"><text:span text:style-name="T11"> = image</text:span></text:span><text:span text:style-name="Source_20_Text"><text:span text:style-name="T15">.at&lt;Vec3b&gt;(i, j)[0] = 0;<text:tab/><text:tab/></text:span></text:span><text:span text:style-name="Source_20_Text"><text:span text:style-name="T14">#迭代器访问</text:span></text:span></text:p>
      <text:p text:style-name="P7"><text:span text:style-name="Source_20_Text"><text:span text:style-name="T4"><text:tab/></text:span></text:span><text:span text:style-name="Source_20_Text"><text:span text:style-name="T5">unsigned char </text:span></text:span><text:span text:style-name="Source_20_Text"><text:span text:style-name="T6">B </text:span></text:span><text:span text:style-name="Source_20_Text"><text:span text:style-name="T4">= image_gray.ptr&lt;uchar&gt;(200)[200];</text:span></text:span></text:p>
      <text:p text:style-name="P8">OpenCV版本查询</text:p>
      <text:p text:style-name="P9"><text:span text:style-name="Source_20_Text"><text:span text:style-name="T10"><text:tab/>pkg-config --modversion opencv</text:span></text:span></text:p>
      <text:p text:style-name="P9"><text:span text:style-name="Source_20_Text"><text:span text:style-name="T41">OpenCV常用函数</text:span></text:span></text:p>
      <text:p text:style-name="P9"><text:span text:style-name="Source_20_Text"><text:span text:style-name="T36"><text:tab/>unsigned char data[1280*720*2];</text:span></text:span></text:p>
      <text:p text:style-name="P9"><text:span text:style-name="Source_20_Text"><text:span text:style-name="T36"><text:tab/>Mat uyvy_front(IMG_HEIGHT,IMG_WIDTH,CV_8UC2,data);</text:span></text:span></text:p>
      <text:p text:style-name="P29"><text:span text:style-name="T3"><text:tab/></text:span><text:span text:style-name="Source_20_Text"><text:span text:style-name="T16">Mat image(600, 500, CV_8U</text:span></text:span><text:span text:style-name="Source_20_Text"><text:span text:style-name="T17">C3</text:span></text:span><text:span text:style-name="Source_20_Text"><text:span text:style-name="T16">, Scalar(0,</text:span></text:span><text:span text:style-name="Source_20_Text"><text:span text:style-name="T17">0,0</text:span></text:span><text:span text:style-name="Source_20_Text"><text:span text:style-name="T16">));</text:span></text:span></text:p>
      <text:p text:style-name="P9"><text:span text:style-name="Source_20_Text"><text:span text:style-name="T36"><text:tab/>cvtColor(Src_Right,gray_right,CV_YUV2GRAY_UYVY);</text:span></text:span></text:p>
      <text:p text:style-name="P9"><text:span text:style-name="Source_20_Text"><text:span text:style-name="T42">视频读写</text:span></text:span></text:p>
      <text:p text:style-name="P12">string source <text:s text:c="5"/>= "Megamind.avi"; </text:p>
      <text:p text:style-name="P12">VideoCapture inputVideo(source); </text:p>
      <text:p text:style-name="P13">inputVideo &gt;&gt; src;</text:p>
      <text:p text:style-name="P13"/>
      <text:p text:style-name="P10"><text:span text:style-name="Source_20_Text"><text:span text:style-name="T31">string source_front= "video_save_front.avi";</text:span></text:span></text:p>
      <text:p text:style-name="P10"><text:span text:style-name="Source_20_Text"><text:span text:style-name="T32">sWH = Size(IMAGE_WIDTH,IMAGE_HEIGHT);</text:span></text:span></text:p>
      <text:p text:style-name="P9"><text:span text:style-name="Source_20_Text"><text:span text:style-name="T31">outputVideo1.open(source_front,CV_FOURCC('P', 'I', 'M', '1'),30.0,sWH,false);</text:span></text:span></text:p>
      <text:p text:style-name="P18"><text:span text:style-name="Source_20_Text"><text:span text:style-name="T30">if (!outputVideo1.isOpened())</text:span></text:span></text:p>
      <text:p text:style-name="P36"><text:tab/>cout &lt;&lt; "Could not open the output video for write. "&lt;&lt; endl;</text:p>
      <text:p text:style-name="P37">if (!src.empty())</text:p>
      <text:p text:style-name="P13"><text:tab/>outputVideo.write(src);</text:p>
      <text:p text:style-name="P11"><text:span text:style-name="Source_20_Text"><text:span text:style-name="T43">CV_FOURCC编码格式</text:span></text:span><text:span text:style-name="Source_20_Text"><text:span text:style-name="T44">：</text:span></text:span></text:p>
      <text:p text:style-name="P11"><text:span text:style-name="Source_20_Text"><text:span text:style-name="T33">CV_FOURCC('P', 'I', 'M', '1') = MPEG-1 codec</text:span></text:span></text:p>
      <text:p text:style-name="P11"><text:span text:style-name="Source_20_Text"><text:span text:style-name="T33">CV_FOURCC('M', 'J', 'P', 'G') = motion-jpeg codec</text:span></text:span></text:p>
      <text:p text:style-name="P11"><text:span text:style-name="Source_20_Text"><text:span text:style-name="T33">CV_FOURCC('M', 'P', '4', '2') = MPEG-4.2 codec </text:span></text:span></text:p>
      <text:p text:style-name="P11"><text:span text:style-name="Source_20_Text"><text:span text:style-name="T33">CV_FOURCC('D', 'I', 'V', '3') = MPEG-4.3 codec </text:span></text:span></text:p>
      <text:p text:style-name="P11"><text:span text:style-name="Source_20_Text"><text:span text:style-name="T33">CV_FOURCC('D', 'I', 'V', 'X') = MPEG-4 codec </text:span></text:span></text:p>
      <text:p text:style-name="P11"><text:span text:style-name="Source_20_Text"><text:span text:style-name="T33">CV_FOURCC('U', '2', '6', '3') = H263 codec </text:span></text:span></text:p>
      <text:p text:style-name="P11"><text:span text:style-name="Source_20_Text"><text:span text:style-name="T33">CV_FOURCC('I', '2', '6', '3') = H263I codec </text:span></text:span></text:p>
      <text:p text:style-name="P11"><text:span text:style-name="Source_20_Text"><text:span text:style-name="T33">CV_FOURCC('F', 'L', 'V', '1') = FLV1 codec</text:span></text:span></text:p>
      <text:p text:style-name="P30"><text:span text:style-name="Source_20_Text"><text:span text:style-name="T45">数组转vector</text:span></text:span></text:p>
      <text:p text:style-name="P33">float arrHeight[] = { 1.68,1.72,1.83,2.05,2.35,1.78,2.1,1.96 }; </text:p>
      <text:p text:style-name="P33">vector&lt;float&gt; vecHeight(arrHeight, arrHeight+sizeof(arrHeight)/sizeof(float)); </text:p>
      <text:p text:style-name="P39">vector转数组</text:p>
      <text:p text:style-name="P33">float *buffer = new float[sizeof(arrHeight)]; </text:p>
      <text:p text:style-name="P33">if (!vecHeight.empty()) </text:p>
      <text:p text:style-name="P33"><text:soft-page-break/><text:tab/>memcpy(buffer, &amp;vecHeight[0], vecHeight.size()*sizeof(float)); </text:p>
      <text:p text:style-name="P34"><text:s text:c="2"/>// erase the 6th element</text:p>
      <text:p text:style-name="P34"><text:s text:c="2"/>myvector.erase (myvector.begin()+5);</text:p>
      <text:p text:style-name="P34"><text:s text:c="2"/>// erase the first 3 elements:</text:p>
      <text:p text:style-name="P34"><text:s text:c="2"/>myvector.erase (myvector.begin(),myvector.begin()+3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1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4:41:35.712360601</meta:creation-date>
    <meta:generator>LibreOffice/5.1.6.2$Linux_X86_64 LibreOffice_project/10m0$Build-2</meta:generator>
    <dc:date>2019-01-21T09:54:41.685548413</dc:date>
    <meta:editing-duration>P2DT22H20M30S</meta:editing-duration>
    <meta:editing-cycles>69</meta:editing-cycles>
    <meta:document-statistic meta:table-count="0" meta:image-count="0" meta:object-count="0" meta:page-count="3" meta:paragraph-count="83" meta:word-count="493" meta:character-count="2682" meta:non-whitespace-character-count="2443"/>
  </office:meta>
</office:document-meta>
</file>